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0800000008FFFFFFFFFFFFFFF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variable"/>
    <style:font-face style:name="Helvetica Neue" svg:font-family="'Helvetica Neue'" style:font-pitch="variable"/>
    <style:font-face style:name="Liberation Mono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="none" draw:fill-color="#000000" draw:textarea-horizontal-align="justify" draw:textarea-vertical-align="middle" draw:auto-grow-height="false" fo:min-height="0.535cm" fo:min-width="0.335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8cm" draw:marker-end-width="0.358cm" draw:fill="none" draw:fill-color="#000000" draw:textarea-horizontal-align="justify" draw:textarea-vertical-align="middle" draw:auto-grow-height="false" fo:min-height="0.275cm" fo:min-width="0.061cm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5cm" fo:min-width="0.7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8cm" fo:min-width="0.7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7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0.7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1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svg:stroke-width="0.053cm" draw:marker-start-width="0.279cm" draw:marker-end="Arrow" draw:marker-end-width="0.379cm" svg:stroke-opacity="95%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106cm" svg:stroke-color="#000000" draw:marker-start-width="0.358cm" draw:marker-end-width="0.358cm" draw:fill="none" draw:fill-color="#000000" draw:textarea-horizontal-align="justify" draw:textarea-vertical-align="middle" draw:auto-grow-height="false" fo:min-height="0.275cm" fo:min-width="0.061cm" fo:padding-top="0.177cm" fo:padding-bottom="0.177cm" fo:padding-left="0.302cm" fo:padding-right="0.30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.77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.777cm"/>
    </style:style>
    <style:style style:name="gr17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0.916cm" fo:min-width="0.666cm" fo:padding-top="0.177cm" fo:padding-bottom="0.177cm" fo:padding-left="0.302cm" fo:padding-right="0.302cm"/>
    </style:style>
    <style:style style:name="gr18" style:family="graphic" style:parent-style-name="standard">
      <style:graphic-properties svg:stroke-width="0.106cm" svg:stroke-color="#000000" draw:marker-start-width="0.358cm" draw:marker-end-width="0.358cm" draw:fill="solid" draw:fill-color="#0066ff" draw:textarea-horizontal-align="justify" draw:textarea-vertical-align="middle" draw:auto-grow-height="false" fo:min-height="0.916cm" fo:min-width="0.666cm" fo:padding-top="0.177cm" fo:padding-bottom="0.177cm" fo:padding-left="0.302cm" fo:padding-right="0.30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style:font-name="Andale Mono" fo:font-size="20pt"/>
    </style:style>
    <style:style style:name="P2" style:family="paragraph">
      <loext:graphic-properties draw:fill="none" draw:fill-color="#000000"/>
      <style:paragraph-properties fo:text-align="center"/>
      <style:text-properties style:font-name="Andale Mono" fo:font-size="20pt"/>
    </style:style>
    <style:style style:name="P3" style:family="paragraph">
      <loext:graphic-properties draw:fill="none"/>
      <style:paragraph-properties fo:text-align="center"/>
      <style:text-properties fo:color="#006699" style:font-name="Andale Mono" fo:font-size="20pt"/>
    </style:style>
    <style:style style:name="P4" style:family="paragraph">
      <loext:graphic-properties draw:fill="none"/>
      <style:paragraph-properties fo:text-align="center"/>
      <style:text-properties style:font-name="Andale Mono" fo:font-size="20pt"/>
    </style:style>
    <style:style style:name="P5" style:family="paragraph">
      <style:text-properties style:font-name="Andale Mono" fo:font-size="20pt"/>
    </style:style>
    <style:style style:name="P6" style:family="paragraph">
      <loext:graphic-properties draw:fill="none" draw:fill-color="#ffffff"/>
      <style:text-properties fo:color="#0066ff" style:font-name="Andale Mono" fo:font-size="20pt"/>
    </style:style>
    <style:style style:name="P7" style:family="paragraph">
      <style:text-properties fo:color="#ff3300" style:font-name="Andale Mono" fo:font-size="20pt"/>
    </style:style>
    <style:style style:name="P8" style:family="paragraph">
      <loext:graphic-properties draw:fill="none" draw:fill-color="#ffffff"/>
      <style:text-properties fo:color="#ff3300" style:font-name="Andale Mono" fo:font-size="20pt"/>
    </style:style>
    <style:style style:name="P9" style:family="paragraph">
      <style:text-properties fo:color="#00ccff" style:font-name="Andale Mono" fo:font-size="20pt"/>
    </style:style>
    <style:style style:name="P10" style:family="paragraph">
      <loext:graphic-properties draw:fill="none" draw:fill-color="#ffffff"/>
      <style:text-properties fo:color="#00ccff" style:font-name="Andale Mono" fo:font-size="20pt"/>
    </style:style>
    <style:style style:name="P11" style:family="paragraph">
      <style:text-properties fo:color="#66ff66" style:font-name="Andale Mono" fo:font-size="20pt"/>
    </style:style>
    <style:style style:name="P12" style:family="paragraph">
      <loext:graphic-properties draw:fill="none" draw:fill-color="#ffffff"/>
      <style:text-properties fo:color="#66ff66" style:font-name="Andale Mono" fo:font-size="20pt"/>
    </style:style>
    <style:style style:name="P13" style:family="paragraph">
      <style:text-properties fo:color="#9900ff" style:font-name="Andale Mono" fo:font-size="20pt"/>
    </style:style>
    <style:style style:name="P14" style:family="paragraph">
      <loext:graphic-properties draw:fill="none" draw:fill-color="#ffffff"/>
      <style:text-properties fo:color="#9900ff" style:font-name="Andale Mono" fo:font-size="20pt"/>
    </style:style>
    <style:style style:name="P15" style:family="paragraph">
      <loext:graphic-properties draw:fill="none" draw:fill-color="#ffffff"/>
      <style:text-properties style:font-name="Andale Mono" fo:font-size="20pt"/>
    </style:style>
    <style:style style:name="P16" style:family="paragraph">
      <style:text-properties fo:color="#0066ff" style:font-name="Andale Mono" fo:font-size="22pt" fo:letter-spacing="normal" style:font-size-asian="22pt" style:font-size-complex="22pt"/>
    </style:style>
    <style:style style:name="P17" style:family="paragraph">
      <loext:graphic-properties draw:fill="none" draw:fill-color="#ffffff"/>
      <style:text-properties fo:color="#0066ff" style:font-name="Andale Mono" fo:font-size="22pt" fo:letter-spacing="normal" style:font-size-asian="22pt" style:font-size-complex="22pt"/>
    </style:style>
    <style:style style:name="P18" style:family="paragraph">
      <style:text-properties fo:color="#0066ff" style:font-name="Andale Mono" fo:font-size="22pt" fo:letter-spacing="-0.106cm" style:font-size-asian="22pt" style:font-size-complex="22pt"/>
    </style:style>
    <style:style style:name="P19" style:family="paragraph">
      <loext:graphic-properties draw:fill="none" draw:fill-color="#ffffff"/>
      <style:text-properties fo:color="#0066ff" style:font-name="Andale Mono" fo:font-size="22pt" fo:letter-spacing="-0.106cm" style:font-size-asian="22pt" style:font-size-complex="22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0066ff"/>
      <style:paragraph-properties fo:text-align="center"/>
    </style:style>
    <style:style style:name="P22" style:family="paragraph">
      <loext:graphic-properties draw:fill="none" draw:fill-color="#ffffff"/>
    </style:style>
    <style:style style:name="T1" style:family="text">
      <style:text-properties fo:color="#0066ff"/>
    </style:style>
    <style:style style:name="T2" style:family="text">
      <style:text-properties fo:color="#ff3300"/>
    </style:style>
    <style:style style:name="T3" style:family="text">
      <style:text-properties fo:color="#00ccff"/>
    </style:style>
    <style:style style:name="T4" style:family="text">
      <style:text-properties fo:color="#66ff66"/>
    </style:style>
    <style:style style:name="T5" style:family="text">
      <style:text-properties fo:color="#9900ff"/>
    </style:style>
    <style:style style:name="T6" style:family="text">
      <style:text-properties fo:color="#000000" style:text-position="0% 100%" style:font-name="Andale Mono" fo:font-size="22pt" fo:letter-spacing="-0.106cm" style:font-size-asian="22pt" style:font-size-complex="22pt"/>
    </style:style>
    <style:style style:name="T7" style:family="text">
      <style:text-properties fo:color="#000000" style:text-position="-33% 58%" style:font-name="Andale Mono" fo:font-size="22pt" fo:letter-spacing="-0.106cm" style:font-size-asian="22pt" style:font-size-complex="22pt"/>
    </style:style>
    <style:style style:name="T8" style:family="text">
      <style:text-properties fo:color="#000000" style:font-name="Andale Mono" fo:font-size="22pt" fo:letter-spacing="-0.106cm" style:font-size-asian="22pt" style:font-size-complex="22pt"/>
    </style:style>
    <style:style style:name="T9" style:family="text">
      <style:text-properties fo:color="#0066ff" style:font-name="Andale Mono" fo:font-size="22pt" fo:letter-spacing="normal" style:font-size-asian="22pt" style:font-size-complex="22pt"/>
    </style:style>
    <style:style style:name="T10" style:family="text">
      <style:text-properties fo:color="#00ccff" style:font-name="Andale Mono" fo:font-size="22pt" fo:letter-spacing="normal" style:font-size-asian="22pt" style:font-size-complex="22pt"/>
    </style:style>
    <style:style style:name="T11" style:family="text">
      <style:text-properties fo:color="#66ff66" style:font-name="Andale Mono" fo:font-size="22pt" fo:letter-spacing="normal" style:font-size-asian="22pt" style:font-size-complex="22pt"/>
    </style:style>
    <style:style style:name="T12" style:family="text">
      <style:text-properties fo:color="#9900ff" style:font-name="Andale Mono" fo:font-size="22pt" fo:letter-spacing="normal" style:font-size-asian="22pt" style:font-size-complex="22pt"/>
    </style:style>
    <style:style style:name="T13" style:family="text">
      <style:text-properties fo:color="#ff3300" style:font-name="Andale Mono" fo:font-size="22pt" fo:letter-spacing="normal" style:font-size-asian="22pt" style:font-size-complex="22pt"/>
    </style:style>
    <style:style style:name="T14" style:family="text">
      <style:text-properties fo:color="#000000" style:font-name="Andale Mono" fo:font-size="22pt" fo:letter-spacing="normal" style:font-size-asian="22pt" style:font-size-complex="22pt"/>
    </style:style>
    <style:style style:name="T15" style:family="text">
      <style:text-properties fo:color="#0066ff" style:font-name="Andale Mono" fo:font-size="22pt" fo:letter-spacing="-0.106cm" style:font-size-asian="22pt" style:font-size-complex="22pt"/>
    </style:style>
    <style:style style:name="T16" style:family="text">
      <style:text-properties fo:color="#00ccff" style:font-name="Andale Mono" fo:font-size="22pt" fo:letter-spacing="-0.106cm" style:font-size-asian="22pt" style:font-size-complex="22pt"/>
    </style:style>
    <style:style style:name="T17" style:family="text">
      <style:text-properties fo:color="#66ff66" style:font-name="Andale Mono" fo:font-size="22pt" fo:letter-spacing="-0.106cm" style:font-size-asian="22pt" style:font-size-complex="22pt"/>
    </style:style>
    <style:style style:name="T18" style:family="text">
      <style:text-properties fo:color="#9900ff" style:font-name="Andale Mono" fo:font-size="22pt" fo:letter-spacing="-0.106cm" style:font-size-asian="22pt" style:font-size-complex="22pt"/>
    </style:style>
    <style:style style:name="T19" style:family="text">
      <style:text-properties fo:color="#ff3300" style:font-name="Andale Mono" fo:font-size="22pt" fo:letter-spacing="-0.106cm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939cm" svg:height="0.889cm" svg:x="17.383cm" svg:y="10.83cm">
          <text:p text:style-name="P1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939cm" svg:height="0.889cm" svg:x="12.557cm" svg:y="13.878cm">
          <text:p text:style-name="P1">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939cm" svg:height="0.889cm" svg:x="14.208cm" svg:y="15.529cm">
          <text:p text:style-name="P1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939cm" svg:height="0.889cm" svg:x="14.766cm" svg:y="11.846cm">
          <text:p text:style-name="P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939cm" svg:height="0.889cm" svg:x="17.433cm" svg:y="12.608cm">
          <text:p text:style-name="P1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939cm" svg:height="0.889cm" svg:x="20.1cm" svg:y="10.83cm">
          <text:p text:style-name="P1">7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0.939cm" svg:height="0.889cm" svg:x="20.177cm" svg:y="12.608cm">
          <text:p text:style-name="P1">8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939cm" svg:height="0.889cm" svg:x="20.177cm" svg:y="14.64cm">
          <text:p text:style-name="P1">9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939cm" svg:height="0.889cm" svg:x="16.367cm" svg:y="17.053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3" draw:layer="layout" svg:x1="13.369cm" svg:y1="14.005cm" svg:x2="14.893cm" svg:y2="12.608cm">
          <text:p/>
        </draw:line>
        <draw:line draw:style-name="gr4" draw:text-style-name="P4" draw:layer="layout" svg:x1="13.369cm" svg:y1="14.64cm" svg:x2="14.385cm" svg:y2="15.656cm">
          <text:p/>
        </draw:line>
        <draw:line draw:style-name="gr4" draw:text-style-name="P4" draw:layer="layout" svg:x1="15.02cm" svg:y1="16.291cm" svg:x2="16.417cm" svg:y2="17.307cm">
          <text:p/>
        </draw:line>
        <draw:line draw:style-name="gr4" draw:text-style-name="P4" draw:layer="layout" svg:x1="15.097cm" svg:y1="15.91cm" svg:x2="17.764cm" svg:y2="15.583cm">
          <text:p/>
        </draw:line>
        <draw:line draw:style-name="gr4" draw:text-style-name="P4" draw:layer="layout" svg:x1="15.655cm" svg:y1="12.354cm" svg:x2="17.433cm" svg:y2="11.338cm">
          <text:p/>
        </draw:line>
        <draw:line draw:style-name="gr4" draw:text-style-name="P4" draw:layer="layout" svg:x1="15.655cm" svg:y1="12.354cm" svg:x2="17.433cm" svg:y2="13.116cm">
          <text:p/>
        </draw:line>
        <draw:line draw:style-name="gr4" draw:text-style-name="P4" draw:layer="layout" svg:x1="18.322cm" svg:y1="11.338cm" svg:x2="20.1cm" svg:y2="11.338cm">
          <text:p/>
        </draw:line>
        <draw:line draw:style-name="gr4" draw:text-style-name="P4" draw:layer="layout" svg:x1="18.322cm" svg:y1="13.116cm" svg:x2="20.227cm" svg:y2="13.116cm">
          <text:p/>
        </draw:line>
        <draw:line draw:style-name="gr4" draw:text-style-name="P4" draw:layer="layout" svg:x1="18.195cm" svg:y1="13.37cm" svg:x2="20.227cm" svg:y2="14.894cm">
          <text:p/>
        </draw:line>
        <draw:custom-shape draw:style-name="gr1" draw:text-style-name="P2" draw:layer="layout" svg:width="0.939cm" svg:height="0.889cm" svg:x="23.479cm" svg:y="14.64cm">
          <text:p text:style-name="P1">1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939cm" svg:height="0.889cm" svg:x="26.019cm" svg:y="13.497cm">
          <text:p text:style-name="P1">F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939cm" svg:height="0.889cm" svg:x="23.556cm" svg:y="12.735cm">
          <text:p text:style-name="P1">1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4" draw:layer="layout" svg:x1="20.989cm" svg:y1="11.338cm" svg:x2="23.606cm" svg:y2="12.989cm">
          <text:p/>
        </draw:line>
        <draw:line draw:style-name="gr4" draw:text-style-name="P4" draw:layer="layout" svg:x1="24.495cm" svg:y1="13.243cm" svg:x2="26.019cm" svg:y2="13.751cm">
          <text:p/>
        </draw:line>
        <draw:line draw:style-name="gr4" draw:text-style-name="P4" draw:layer="layout" svg:x1="17.306cm" svg:y1="17.434cm" svg:x2="20.304cm" svg:y2="17.307cm">
          <text:p/>
        </draw:line>
        <draw:line draw:style-name="gr4" draw:text-style-name="P4" draw:layer="layout" svg:x1="21.116cm" svg:y1="15.021cm" svg:x2="23.479cm" svg:y2="15.148cm">
          <text:p/>
        </draw:line>
        <draw:line draw:style-name="gr4" draw:text-style-name="P4" draw:layer="layout" svg:x1="21.066cm" svg:y1="13.116cm" svg:x2="23.606cm" svg:y2="14.767cm">
          <text:p/>
        </draw:line>
        <draw:line draw:style-name="gr4" draw:text-style-name="P4" draw:layer="layout" svg:x1="21.193cm" svg:y1="17.307cm" svg:x2="23.606cm" svg:y2="15.402cm">
          <text:p/>
        </draw:line>
        <draw:frame draw:style-name="gr5" draw:text-style-name="P6" draw:layer="layout" svg:width="1.347cm" svg:height="1.835cm" svg:x="12.938cm" svg:y="12.478cm">
          <draw:text-box>
            <text:p text:style-name="P5"><text:span text:style-name="T1">A1</text:span></text:p>
          </draw:text-box>
        </draw:frame>
        <draw:frame draw:style-name="gr6" draw:text-style-name="P6" draw:layer="layout" svg:width="2.547cm" svg:height="2.238cm" svg:x="13.82cm" svg:y="14.256cm">
          <draw:text-box>
            <text:p text:style-name="P5"><text:span text:style-name="T1">A2</text:span></text:p>
          </draw:text-box>
        </draw:frame>
        <draw:frame draw:style-name="gr5" draw:text-style-name="P8" draw:layer="layout" svg:width="1.531cm" svg:height="1.835cm" svg:x="24.742cm" svg:y="12.281cm">
          <draw:text-box>
            <text:p text:style-name="P7"><text:span text:style-name="T2">E1</text:span></text:p>
          </draw:text-box>
        </draw:frame>
        <draw:frame draw:style-name="gr5" draw:text-style-name="P10" draw:layer="layout" svg:width="1.531cm" svg:height="1.835cm" svg:x="14.582cm" svg:y="16.621cm">
          <draw:text-box>
            <text:p text:style-name="P9"><text:span text:style-name="T3">B3</text:span></text:p>
          </draw:text-box>
        </draw:frame>
        <draw:frame draw:style-name="gr5" draw:text-style-name="P10" draw:layer="layout" svg:width="1.481cm" svg:height="1.835cm" svg:x="15.521cm" svg:y="12.608cm">
          <draw:text-box>
            <text:p text:style-name="P9"><text:span text:style-name="T3">B2</text:span></text:p>
          </draw:text-box>
        </draw:frame>
        <draw:frame draw:style-name="gr7" draw:text-style-name="P12" draw:layer="layout" svg:width="1.404cm" svg:height="1.673cm" svg:x="18.442cm" svg:y="10.377cm">
          <draw:text-box>
            <text:p text:style-name="P11"><text:span text:style-name="T4">C1</text:span></text:p>
          </draw:text-box>
        </draw:frame>
        <draw:frame draw:style-name="gr7" draw:text-style-name="P12" draw:layer="layout" svg:width="1.404cm" svg:height="1.673cm" svg:x="18.442cm" svg:y="12.227cm">
          <draw:text-box>
            <text:p text:style-name="P11"><text:span text:style-name="T4">C2</text:span></text:p>
          </draw:text-box>
        </draw:frame>
        <draw:frame draw:style-name="gr7" draw:text-style-name="P12" draw:layer="layout" svg:width="1.404cm" svg:height="1.673cm" svg:x="18.018cm" svg:y="13.805cm">
          <draw:text-box>
            <text:p text:style-name="P11"><text:span text:style-name="T4">C3</text:span></text:p>
          </draw:text-box>
        </draw:frame>
        <draw:frame draw:style-name="gr7" draw:text-style-name="P14" draw:layer="layout" svg:width="1.404cm" svg:height="1.673cm" svg:x="22.075cm" svg:y="11.116cm">
          <draw:text-box>
            <text:p text:style-name="P13"><text:span text:style-name="T5">D1</text:span></text:p>
          </draw:text-box>
        </draw:frame>
        <draw:frame draw:style-name="gr8" draw:text-style-name="P14" draw:layer="layout" svg:width="1.404cm" svg:height="1.597cm" svg:x="21.821cm" svg:y="12.789cm">
          <draw:text-box>
            <text:p text:style-name="P13"><text:span text:style-name="T5">D2</text:span></text:p>
          </draw:text-box>
        </draw:frame>
        <draw:frame draw:style-name="gr9" draw:text-style-name="P14" draw:layer="layout" svg:width="1.404cm" svg:height="1.043cm" svg:x="20.919cm" svg:y="15.72cm">
          <draw:text-box>
            <text:p text:style-name="P13"><text:span text:style-name="T5">D1</text:span></text:p>
          </draw:text-box>
        </draw:frame>
        <draw:frame draw:style-name="gr10" draw:text-style-name="P14" draw:layer="layout" svg:width="1.404cm" svg:height="1.043cm" svg:x="21.313cm" svg:y="14.059cm">
          <draw:text-box>
            <text:p text:style-name="P13"><text:span text:style-name="T5">D3</text:span></text:p>
          </draw:text-box>
        </draw:frame>
        <draw:frame draw:style-name="gr5" draw:text-style-name="P10" draw:layer="layout" svg:width="1.531cm" svg:height="1.835cm" svg:x="15.605cm" svg:y="14.637cm">
          <draw:text-box>
            <text:p text:style-name="P9"><text:span text:style-name="T3">B2</text:span></text:p>
          </draw:text-box>
        </draw:frame>
        <draw:frame draw:style-name="gr7" draw:text-style-name="P12" draw:layer="layout" svg:width="1.404cm" svg:height="1.673cm" svg:x="18.011cm" svg:y="16.345cm">
          <draw:text-box>
            <text:p text:style-name="P11"><text:span text:style-name="T4">C4</text:span></text:p>
          </draw:text-box>
        </draw:frame>
        <draw:frame draw:style-name="gr5" draw:text-style-name="P10" draw:layer="layout" svg:width="1.608cm" svg:height="1.835cm" svg:x="15.521cm" svg:y="10.957cm">
          <draw:text-box>
            <text:p text:style-name="P9"><text:span text:style-name="T3">B1</text:span></text:p>
          </draw:text-box>
        </draw:frame>
        <draw:custom-shape draw:style-name="gr2" draw:text-style-name="P2" draw:layer="layout" svg:width="0.939cm" svg:height="0.889cm" svg:x="20.304cm" svg:y="16.926cm">
          <text:p text:style-name="P1">1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4" draw:layer="layout" svg:x1="24.368cm" svg:y1="15.021cm" svg:x2="26.019cm" svg:y2="14.132cm">
          <text:p/>
        </draw:line>
        <draw:frame draw:style-name="gr11" draw:text-style-name="P15" draw:layer="layout" svg:width="0.925cm" svg:height="1.043cm" svg:x="24.459cm" svg:y="13.932cm">
          <draw:text-box>
            <text:p text:style-name="P5">*</text:p>
          </draw:text-box>
        </draw:frame>
        <draw:frame draw:style-name="gr12" draw:text-style-name="P17" draw:layer="layout" svg:width="8.579cm" svg:height="5.536cm" svg:x="3.286cm" svg:y="12.005cm">
          <draw:text-box>
            <text:p text:style-name="P16"><text:span text:style-name="T6">s</text:span><text:span text:style-name="T7">1</text:span><text:span text:style-name="T8">: </text:span><text:span text:style-name="T9">A1 </text:span><text:span text:style-name="T10">B1 </text:span><text:span text:style-name="T11">C1 </text:span><text:span text:style-name="T12">D1 </text:span><text:span text:style-name="T13">E1</text:span></text:p>
            <text:p text:style-name="P16"><text:span text:style-name="T6">s</text:span><text:span text:style-name="T7">2</text:span><text:span text:style-name="T8">: </text:span><text:span text:style-name="T9">A1 </text:span><text:span text:style-name="T10">B2 </text:span><text:span text:style-name="T11">C2 </text:span><text:span text:style-name="T12">D2 </text:span><text:span text:style-name="T14">*</text:span></text:p>
            <text:p text:style-name="P16"><text:span text:style-name="T6">s</text:span><text:span text:style-name="T7">3</text:span><text:span text:style-name="T8">: </text:span><text:span text:style-name="T9">A1 </text:span><text:span text:style-name="T10">B2 </text:span><text:span text:style-name="T11">C3 </text:span><text:span text:style-name="T12">D3 </text:span><text:span text:style-name="T14">*</text:span></text:p>
            <text:p text:style-name="P16"><text:span text:style-name="T6">s</text:span><text:span text:style-name="T7">4</text:span><text:span text:style-name="T8">: </text:span><text:span text:style-name="T9">A2 </text:span><text:span text:style-name="T10">B2</text:span><text:span text:style-name="T11"> </text:span><text:span text:style-name="T14">*</text:span><text:span text:style-name="T11"> <text:s/></text:span><text:span text:style-name="T12">D3 </text:span><text:span text:style-name="T14">*</text:span></text:p>
            <text:p text:style-name="P16"><text:span text:style-name="T6">s</text:span><text:span text:style-name="T7">5</text:span><text:span text:style-name="T8">: </text:span><text:span text:style-name="T9">A2 </text:span><text:span text:style-name="T10">B3 </text:span><text:span text:style-name="T11">C4 </text:span><text:span text:style-name="T12">D1 </text:span><text:span text:style-name="T14">*</text:span></text:p>
          </draw:text-box>
        </draw:frame>
        <draw:custom-shape draw:style-name="gr1" draw:text-style-name="P2" draw:layer="layout" svg:width="0.939cm" svg:height="0.889cm" svg:x="17.714cm" svg:y="15.075cm">
          <text:p text:style-name="P1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3" draw:text-style-name="P4" draw:layer="layout" svg:x1="18.653cm" svg:y1="15.456cm" svg:x2="20.177cm" svg:y2="15.202cm">
          <text:p text:style-name="P1"/>
        </draw:line>
        <draw:frame draw:style-name="gr11" draw:text-style-name="P15" draw:layer="layout" svg:width="0.925cm" svg:height="1.043cm" svg:x="18.744cm" svg:y="14.694cm">
          <draw:text-box>
            <text:p text:style-name="P5">*</text:p>
          </draw:text-box>
        </draw:frame>
        <draw:custom-shape draw:style-name="gr14" draw:text-style-name="P2" draw:layer="layout" svg:width="0.939cm" svg:height="0.889cm" svg:x="16.825cm" svg:y="1.3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939cm" svg:height="0.889cm" svg:x="11.999cm" svg:y="4.375cm">
          <text:p text:style-name="P1">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2" draw:layer="layout" svg:width="0.939cm" svg:height="0.889cm" svg:x="13.65cm" svg:y="6.0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2" draw:layer="layout" svg:width="0.939cm" svg:height="0.889cm" svg:x="14.208cm" svg:y="2.3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2" draw:layer="layout" svg:width="0.939cm" svg:height="0.889cm" svg:x="16.875cm" svg:y="3.1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2" draw:layer="layout" svg:width="0.939cm" svg:height="0.889cm" svg:x="19.542cm" svg:y="1.3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2" draw:layer="layout" svg:width="0.939cm" svg:height="0.889cm" svg:x="19.619cm" svg:y="3.1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2" draw:layer="layout" svg:width="0.939cm" svg:height="0.889cm" svg:x="19.619cm" svg:y="5.1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2" draw:layer="layout" svg:width="0.939cm" svg:height="0.889cm" svg:x="15.809cm" svg:y="7.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3" draw:layer="layout" svg:x1="12.811cm" svg:y1="4.502cm" svg:x2="14.335cm" svg:y2="3.105cm">
          <text:p/>
        </draw:line>
        <draw:line draw:style-name="gr4" draw:text-style-name="P4" draw:layer="layout" svg:x1="12.811cm" svg:y1="5.137cm" svg:x2="13.827cm" svg:y2="6.153cm">
          <text:p/>
        </draw:line>
        <draw:line draw:style-name="gr4" draw:text-style-name="P4" draw:layer="layout" svg:x1="14.462cm" svg:y1="6.788cm" svg:x2="15.859cm" svg:y2="7.804cm">
          <text:p/>
        </draw:line>
        <draw:line draw:style-name="gr4" draw:text-style-name="P4" draw:layer="layout" svg:x1="14.539cm" svg:y1="6.407cm" svg:x2="19.669cm" svg:y2="5.699cm">
          <text:p/>
        </draw:line>
        <draw:line draw:style-name="gr4" draw:text-style-name="P4" draw:layer="layout" svg:x1="15.097cm" svg:y1="2.851cm" svg:x2="16.875cm" svg:y2="1.835cm">
          <text:p/>
        </draw:line>
        <draw:line draw:style-name="gr4" draw:text-style-name="P4" draw:layer="layout" svg:x1="15.097cm" svg:y1="2.851cm" svg:x2="16.875cm" svg:y2="3.613cm">
          <text:p/>
        </draw:line>
        <draw:line draw:style-name="gr4" draw:text-style-name="P4" draw:layer="layout" svg:x1="17.764cm" svg:y1="1.835cm" svg:x2="19.542cm" svg:y2="1.835cm">
          <text:p/>
        </draw:line>
        <draw:line draw:style-name="gr4" draw:text-style-name="P4" draw:layer="layout" svg:x1="17.764cm" svg:y1="3.613cm" svg:x2="19.669cm" svg:y2="3.613cm">
          <text:p/>
        </draw:line>
        <draw:line draw:style-name="gr4" draw:text-style-name="P4" draw:layer="layout" svg:x1="17.637cm" svg:y1="3.867cm" svg:x2="19.669cm" svg:y2="5.391cm">
          <text:p/>
        </draw:line>
        <draw:custom-shape draw:style-name="gr2" draw:text-style-name="P2" draw:layer="layout" svg:width="0.939cm" svg:height="0.889cm" svg:x="25.461cm" svg:y="3.994cm">
          <text:p text:style-name="P1">F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2" draw:layer="layout" svg:width="0.939cm" svg:height="0.889cm" svg:x="23.352cm" svg:y="2.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4" draw:layer="layout" svg:x1="20.431cm" svg:y1="1.889cm" svg:x2="23.352cm" svg:y2="2.651cm">
          <text:p/>
        </draw:line>
        <draw:line draw:style-name="gr4" draw:text-style-name="P4" draw:layer="layout" svg:x1="24.241cm" svg:y1="2.905cm" svg:x2="25.638cm" svg:y2="4.048cm">
          <text:p/>
        </draw:line>
        <draw:line draw:style-name="gr4" draw:text-style-name="P4" draw:layer="layout" svg:x1="16.748cm" svg:y1="7.931cm" svg:x2="19.746cm" svg:y2="7.804cm">
          <text:p/>
        </draw:line>
        <draw:line draw:style-name="gr4" draw:text-style-name="P4" draw:layer="layout" svg:x1="20.558cm" svg:y1="5.518cm" svg:x2="25.511cm" svg:y2="4.556cm">
          <text:p/>
        </draw:line>
        <draw:line draw:style-name="gr4" draw:text-style-name="P4" draw:layer="layout" svg:x1="20.508cm" svg:y1="3.613cm" svg:x2="25.511cm" svg:y2="4.302cm">
          <text:p/>
        </draw:line>
        <draw:line draw:style-name="gr4" draw:text-style-name="P4" draw:layer="layout" svg:x1="20.635cm" svg:y1="7.804cm" svg:x2="25.638cm" svg:y2="4.81cm">
          <text:p/>
        </draw:line>
        <draw:frame draw:style-name="gr5" draw:text-style-name="P6" draw:layer="layout" svg:width="1.347cm" svg:height="1.835cm" svg:x="12.38cm" svg:y="2.975cm">
          <draw:text-box>
            <text:p text:style-name="P5"><text:span text:style-name="T1">A1</text:span></text:p>
          </draw:text-box>
        </draw:frame>
        <draw:frame draw:style-name="gr5" draw:text-style-name="P6" draw:layer="layout" svg:width="1.404cm" svg:height="1.835cm" svg:x="13.262cm" svg:y="4.753cm">
          <draw:text-box>
            <text:p text:style-name="P5"><text:span text:style-name="T1">A2</text:span></text:p>
          </draw:text-box>
        </draw:frame>
        <draw:frame draw:style-name="gr7" draw:text-style-name="P12" draw:layer="layout" svg:width="1.404cm" svg:height="1.673cm" svg:x="17.884cm" svg:y="0.873cm">
          <draw:text-box>
            <text:p text:style-name="P11"><text:span text:style-name="T4">C1</text:span></text:p>
          </draw:text-box>
        </draw:frame>
        <draw:frame draw:style-name="gr15" draw:text-style-name="P8" draw:layer="layout" svg:width="1.531cm" svg:height="1.905cm" svg:x="24.615cm" svg:y="2.524cm">
          <draw:text-box>
            <text:p text:style-name="P7"><text:span text:style-name="T2">E1</text:span></text:p>
          </draw:text-box>
        </draw:frame>
        <draw:frame draw:style-name="gr5" draw:text-style-name="P10" draw:layer="layout" svg:width="1.531cm" svg:height="1.835cm" svg:x="14.024cm" svg:y="7.166cm">
          <draw:text-box>
            <text:p text:style-name="P9"><text:span text:style-name="T3">B3</text:span></text:p>
          </draw:text-box>
        </draw:frame>
        <draw:frame draw:style-name="gr5" draw:text-style-name="P10" draw:layer="layout" svg:width="1.481cm" svg:height="1.835cm" svg:x="14.963cm" svg:y="3.105cm">
          <draw:text-box>
            <text:p text:style-name="P9"><text:span text:style-name="T3">B2</text:span></text:p>
          </draw:text-box>
        </draw:frame>
        <draw:frame draw:style-name="gr7" draw:text-style-name="P12" draw:layer="layout" svg:width="1.404cm" svg:height="1.673cm" svg:x="17.884cm" svg:y="0.874cm">
          <draw:text-box>
            <text:p text:style-name="P11"><text:span text:style-name="T4">C1</text:span></text:p>
          </draw:text-box>
        </draw:frame>
        <draw:frame draw:style-name="gr7" draw:text-style-name="P12" draw:layer="layout" svg:width="1.404cm" svg:height="1.673cm" svg:x="17.884cm" svg:y="2.724cm">
          <draw:text-box>
            <text:p text:style-name="P11"><text:span text:style-name="T4">C2</text:span></text:p>
          </draw:text-box>
        </draw:frame>
        <draw:frame draw:style-name="gr7" draw:text-style-name="P12" draw:layer="layout" svg:width="1.404cm" svg:height="1.673cm" svg:x="17.46cm" svg:y="4.302cm">
          <draw:text-box>
            <text:p text:style-name="P11"><text:span text:style-name="T4">C3</text:span></text:p>
          </draw:text-box>
        </draw:frame>
        <draw:frame draw:style-name="gr15" draw:text-style-name="P14" draw:layer="layout" svg:width="1.404cm" svg:height="1.905cm" svg:x="21.517cm" svg:y="1.381cm">
          <draw:text-box>
            <text:p text:style-name="P13"><text:span text:style-name="T5">D1</text:span></text:p>
          </draw:text-box>
        </draw:frame>
        <draw:frame draw:style-name="gr16" draw:text-style-name="P14" draw:layer="layout" svg:width="1.454cm" svg:height="1.27cm" svg:x="21.701cm" svg:y="2.905cm">
          <draw:text-box>
            <text:p text:style-name="P13"><text:span text:style-name="T5">D2</text:span></text:p>
          </draw:text-box>
        </draw:frame>
        <draw:frame draw:style-name="gr9" draw:text-style-name="P14" draw:layer="layout" svg:width="1.404cm" svg:height="1.043cm" svg:x="21.828cm" svg:y="5.572cm">
          <draw:text-box>
            <text:p text:style-name="P13"><text:span text:style-name="T5">D1</text:span></text:p>
          </draw:text-box>
        </draw:frame>
        <draw:frame draw:style-name="gr10" draw:text-style-name="P14" draw:layer="layout" svg:width="1.404cm" svg:height="1.043cm" svg:x="21.574cm" svg:y="4.275cm">
          <draw:text-box>
            <text:p text:style-name="P13"><text:span text:style-name="T5">D3</text:span></text:p>
          </draw:text-box>
        </draw:frame>
        <draw:frame draw:style-name="gr5" draw:text-style-name="P10" draw:layer="layout" svg:width="1.531cm" svg:height="1.835cm" svg:x="15.986cm" svg:y="5.134cm">
          <draw:text-box>
            <text:p text:style-name="P9"><text:span text:style-name="T3">B2</text:span></text:p>
          </draw:text-box>
        </draw:frame>
        <draw:frame draw:style-name="gr7" draw:text-style-name="P12" draw:layer="layout" svg:width="1.404cm" svg:height="1.673cm" svg:x="17.453cm" svg:y="6.842cm">
          <draw:text-box>
            <text:p text:style-name="P11"><text:span text:style-name="T4">C4</text:span></text:p>
          </draw:text-box>
        </draw:frame>
        <draw:frame draw:style-name="gr5" draw:text-style-name="P10" draw:layer="layout" svg:width="1.608cm" svg:height="1.835cm" svg:x="14.963cm" svg:y="1.454cm">
          <draw:text-box>
            <text:p text:style-name="P9"><text:span text:style-name="T3">B1</text:span></text:p>
          </draw:text-box>
        </draw:frame>
        <draw:custom-shape draw:style-name="gr14" draw:text-style-name="P2" draw:layer="layout" svg:width="0.939cm" svg:height="0.889cm" svg:x="19.746cm" svg:y="7.4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2" draw:text-style-name="P19" draw:layer="layout" svg:width="7.625cm" svg:height="5.536cm" svg:x="2.728cm" svg:y="2.375cm">
          <draw:text-box>
            <text:p text:style-name="P18"><text:span text:style-name="T6">s</text:span><text:span text:style-name="T7">1</text:span><text:span text:style-name="T8">: </text:span><text:span text:style-name="T15">A1 </text:span><text:span text:style-name="T16">B1 </text:span><text:span text:style-name="T17">C1 </text:span><text:span text:style-name="T18">D1 </text:span><text:span text:style-name="T19">E1</text:span></text:p>
            <text:p text:style-name="P18"><text:span text:style-name="T6">s</text:span><text:span text:style-name="T7">2</text:span><text:span text:style-name="T8">: </text:span><text:span text:style-name="T15">A1 </text:span><text:span text:style-name="T16">B2 </text:span><text:span text:style-name="T17">C2 </text:span><text:span text:style-name="T18">D2</text:span></text:p>
            <text:p text:style-name="P18"><text:span text:style-name="T6">s</text:span><text:span text:style-name="T7">3</text:span><text:span text:style-name="T8">: </text:span><text:span text:style-name="T15">A1 </text:span><text:span text:style-name="T16">B2 </text:span><text:span text:style-name="T17">C3 </text:span><text:span text:style-name="T18">D3</text:span></text:p>
            <text:p text:style-name="P18"><text:span text:style-name="T6">s</text:span><text:span text:style-name="T7">4</text:span><text:span text:style-name="T8">: </text:span><text:span text:style-name="T15">A2 </text:span><text:span text:style-name="T16">B2</text:span><text:span text:style-name="T17"> </text:span><text:span text:style-name="T18">D3</text:span></text:p>
            <text:p text:style-name="P18"><text:span text:style-name="T6">s</text:span><text:span text:style-name="T7">5</text:span><text:span text:style-name="T8">: </text:span><text:span text:style-name="T15">A2 </text:span><text:span text:style-name="T16">B3 </text:span><text:span text:style-name="T17">C4 </text:span><text:span text:style-name="T18">D1</text:span></text:p>
          </draw:text-box>
        </draw:frame>
        <draw:custom-shape draw:style-name="gr17" draw:text-style-name="P20" draw:layer="layout" svg:width="1.27cm" svg:height="1.27cm" svg:x="8.62cm" svg:y="23.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1" draw:layer="layout" svg:width="1.27cm" svg:height="1.27cm" svg:x="9.89cm" svg:y="23.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1" draw:layer="layout" svg:width="1.27cm" svg:height="1.27cm" svg:x="11.16cm" svg:y="23.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12.43cm" svg:y="23.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8.62cm" svg:y="25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9.89cm" svg:y="25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11.16cm" svg:y="25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12.43cm" svg:y="25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8.62cm" svg:y="2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9.89cm" svg:y="2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11.16cm" svg:y="2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12.43cm" svg:y="2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13.7cm" svg:y="23.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14.97cm" svg:y="23.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16.24cm" svg:y="23.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17.51cm" svg:y="23.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13.7cm" svg:y="25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14.97cm" svg:y="25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16.24cm" svg:y="25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17.51cm" svg:y="25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13.7cm" svg:y="2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14.97cm" svg:y="2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16.24cm" svg:y="2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17.51cm" svg:y="2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8.62cm" svg:y="27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9.89cm" svg:y="27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11.16cm" svg:y="27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12.43cm" svg:y="27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8.62cm" svg:y="28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9.89cm" svg:y="28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11.16cm" svg:y="28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12.43cm" svg:y="28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8.62cm" svg:y="30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9.89cm" svg:y="30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11.16cm" svg:y="30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12.43cm" svg:y="30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13.7cm" svg:y="27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14.97cm" svg:y="27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16.24cm" svg:y="27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17.51cm" svg:y="27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13.7cm" svg:y="28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14.97cm" svg:y="28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16.24cm" svg:y="28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17.51cm" svg:y="28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13.7cm" svg:y="30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14.97cm" svg:y="30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16.24cm" svg:y="30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17.51cm" svg:y="30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1.508cm" svg:y="20.6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2.778cm" svg:y="20.6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4.048cm" svg:y="20.6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5.318cm" svg:y="20.6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1.508cm" svg:y="21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2.778cm" svg:y="21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4.048cm" svg:y="21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5.318cm" svg:y="21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1.508cm" svg:y="23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2.778cm" svg:y="23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4.048cm" svg:y="23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27cm" svg:height="1.27cm" svg:x="5.318cm" svg:y="23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2" draw:layer="layout" svg:width="0.502cm" svg:height="0.962cm" svg:x="18.018cm" svg:y="11.16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variable"/>
    <style:font-face style:name="Helvetica Neue" svg:font-family="'Helvetica Neue'" style:font-pitch="variable"/>
    <style:font-face style:name="Liberation Mono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Empty" xlink:href="Pictures/100000000000000800000008FFFFFFFFFFFFFFF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5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2T23:52:45.335069000</meta:creation-date>
    <dc:date>2017-10-15T19:42:26.227891000</dc:date>
    <meta:editing-duration>P2DT16H55M43S</meta:editing-duration>
    <meta:editing-cycles>7</meta:editing-cycles>
    <meta:generator>LibreOffice/5.1.1.3$MacOSX_X86_64 LibreOffice_project/89f508ef3ecebd2cfb8e1def0f0ba9a803b88a6d</meta:generator>
    <meta:document-statistic meta:object-count="154"/>
  </office:meta>
</office:document-meta>
</file>